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amList.createSnapshotView( View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rTeamList.test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eamList.setAsOfDateFormat( String asOf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ist.rpad( String s , int pa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amList.pad( String s , int pa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ist.logOperationDescription( Folder starteamrootFolder , java . io . File targetrootFo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rTeamList.setAsOfDate( String asOfDat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ist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tchedListingMap.processUncontrolledItem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arTeamList.list( File reposFile , java . io . File loca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rTeamList.blanks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atchedListingMap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ist.visit( Folder starteamFolder , java . io . File targetFol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